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oncepteurs de normes : membres des
cabinets ministériels et les administrations.</text:p>
      <text:p><text:line-break/><text:line-break/></text:p>
      <text:p>Laurent, membre du cabinet du Ministre
de l'énergie, doit rédiger un arrêté du Gouvernement wallon
relatif à l'octroi d'une prime à l'isolation. Il peut télécharger
le canevas typ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